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<text:s/>Crema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Verde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icoteando en el suelo/ 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<text:s/>Blanco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pareja/ En un bando o grupo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Negro/ Blanco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árab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árab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ri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Cultivos/ Herbazales/ Humedales/ Ribera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arri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Marrón/ Gris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Colirrojo Tiz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Naranja</text:p>
          </table:table-cell>
          <table:table-cell table:number-columns-repeated="4" table:style-name="ce15" office:value-type="string" calcext:value-type="string">
            <text:p>Colirrojo Tiz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lalba Isabe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minando</text:p>
          </table:table-cell>
          <table:table-cell office:value-type="string" calcext:value-type="string">
            <text:p>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Crema/ Blanco</text:p>
          </table:table-cell>
          <table:table-cell table:number-columns-repeated="4" table:style-name="ce15" office:value-type="string" calcext:value-type="string">
            <text:p>Collalba Isabel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<text:s/>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Amarill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rema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Verde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/ Caminando</text:p>
          </table:table-cell>
          <table:table-cell office:value-type="string" calcext:value-type="string">
            <text:p>Humedales/ Cultivo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/ Cortad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/ Cortados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/ Cortados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Naranja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Gris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ochue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Marrón/ Naranja/ Blanc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Hembra</text:p>
          </table:table-cell>
          <table:table-cell table:style-name="ce15"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/ Gris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/ Roj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rrón Europeo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Porrón Europeo Hemb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rrón Europeo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Marrón/ Gris/ Negro</text:p>
          </table:table-cell>
          <table:table-cell table:number-columns-repeated="4" office:value-type="string" calcext:value-type="string">
            <text:p>Porrón Europeo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-Políglot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</text:p>
          </table:table-cell>
          <table:table-cell table:number-columns-repeated="4" office:value-type="string" calcext:value-type="string">
            <text:p>Zarcero Común-Políglot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/ Saltand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48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 style:data-style-name="N2" text:time-value="18:33:49.8931439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4-10-02T18:51:13.111637133</dc:date>
    <meta:editing-duration>P2DT1H25M38S</meta:editing-duration>
    <meta:editing-cycles>459</meta:editing-cycles>
    <meta:generator>LibreOffice/6.4.7.2$Linux_X86_64 LibreOffice_project/40$Build-2</meta:generator>
    <meta:document-statistic meta:table-count="1" meta:cell-count="1778" meta:object-count="0"/>
  </office:meta>
</office:document-meta>
</file>